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6.15" calcext:value-type="float">
            <text:p>6.15</text:p>
          </table:table-cell>
          <table:table-cell office:value-type="string" calcext:value-type="string">
            <text:p>cm</text:p>
          </table:table-cell>
          <table:table-cell office:value-type="float" office:value="0.05" calcext:value-type="float">
            <text:p>0.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m</text:p>
          </table:table-cell>
          <table:table-cell table:formula="of:=[.D2]/[.B2]" office:value-type="float" office:value="0.00813008130081301" calcext:value-type="float">
            <text:p>0.0081300813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kv odchylka</text:p>
          </table:table-cell>
          <table:table-cell/>
          <table:table-cell office:value-type="string" calcext:value-type="string">
            <text:p>d</text:p>
          </table:table-cell>
          <table:table-cell table:formula="of:=AVERAGE([.C6:.C40])" office:value-type="float" office:value="0.410220673635308" calcext:value-type="float">
            <text:p>0.4102206736</text:p>
          </table:table-cell>
          <table:table-cell/>
          <table:table-cell office:value-type="string" calcext:value-type="string">
            <text:p>r</text:p>
          </table:table-cell>
          <table:table-cell table:formula="of:=[.G5]/2" office:value-type="float" office:value="0.205110336817654" calcext:value-type="float">
            <text:p>0.205110336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S^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B6]/[.$B$2]" office:value-type="float" office:value="0.40650406504065" calcext:value-type="float">
            <text:p>0.406504065</text:p>
          </table:table-cell>
          <table:table-cell table:formula="of:=([.C6]-[.$G$5])^2" office:value-type="float" office:value="0.0000138131794458795" calcext:value-type="float">
            <text:p>1.38131794458795E-005</text:p>
          </table:table-cell>
          <table:table-cell/>
          <table:table-cell office:value-type="string" calcext:value-type="string">
            <text:p>Sd</text:p>
          </table:table-cell>
          <table:table-cell table:formula="of:=SQRT(   SUM([.D6:.D40]) / 34)" office:value-type="float" office:value="0.0421226859795907" calcext:value-type="float">
            <text:p>0.042122686</text:p>
          </table:table-cell>
          <table:table-cell table:number-columns-repeated="4"/>
          <table:table-cell office:value-type="string" calcext:value-type="string">
            <text:p>Ds^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table:formula="of:=[.B7]/[.$B$2]" office:value-type="float" office:value="0.439024390243902" calcext:value-type="float">
            <text:p>0.4390243902</text:p>
          </table:table-cell>
          <table:table-cell table:formula="of:=([.C7]-[.$G$5])^2" office:value-type="float" office:value="0.000829654090468244" calcext:value-type="float">
            <text:p>0.0008296541</text:p>
          </table:table-cell>
          <table:table-cell/>
          <table:table-cell office:value-type="string" calcext:value-type="string">
            <text:p>Delta d</text:p>
          </table:table-cell>
          <table:table-cell table:formula="of:=[.D3]" office:value-type="float" office:value="0.00813008130081301" calcext:value-type="float">
            <text:p>0.008130081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table:formula="of:=[.B8]/[.$B$2]" office:value-type="float" office:value="0.357723577235772" calcext:value-type="float">
            <text:p>0.3577235772</text:p>
          </table:table-cell>
          <table:table-cell table:formula="of:=([.C8]-[.$G$5])^2" office:value-type="float" office:value="0.00275594513038209" calcext:value-type="float">
            <text:p>0.0027559451</text:p>
          </table:table-cell>
          <table:table-cell/>
          <table:table-cell office:value-type="string" calcext:value-type="string">
            <text:p>Tp 34 68</text:p>
          </table:table-cell>
          <table:table-cell table:formula="of:=1.016" office:value-type="float" office:value="1.016" calcext:value-type="float">
            <text:p>1.01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table:formula="of:=[.B9]/[.$B$2]" office:value-type="float" office:value="0.439024390243902" calcext:value-type="float">
            <text:p>0.4390243902</text:p>
          </table:table-cell>
          <table:table-cell table:formula="of:=([.C9]-[.$G$5])^2" office:value-type="float" office:value="0.000829654090468244" calcext:value-type="float">
            <text:p>0.000829654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table:formula="of:=[.B10]/[.$B$2]" office:value-type="float" office:value="0.439024390243902" calcext:value-type="float">
            <text:p>0.4390243902</text:p>
          </table:table-cell>
          <table:table-cell table:formula="of:=([.C10]-[.$G$5])^2" office:value-type="float" office:value="0.000829654090468244" calcext:value-type="float">
            <text:p>0.0008296541</text:p>
          </table:table-cell>
          <table:table-cell/>
          <table:table-cell office:value-type="string" calcext:value-type="string">
            <text:p>sigma d</text:p>
          </table:table-cell>
          <table:table-cell table:formula="of:=SQRT(   ([.G8]*[.G6])^2    +   ([.G7])^2)" office:value-type="float" office:value="0.043562040628946" calcext:value-type="float">
            <text:p>0.0435620406</text:p>
          </table:table-cell>
          <table:table-cell/>
          <table:table-cell office:value-type="string" calcext:value-type="string">
            <text:p>sigma r</text:p>
          </table:table-cell>
          <table:table-cell table:formula="of:=[.G10]/2" office:value-type="float" office:value="0.021781020314473" calcext:value-type="float">
            <text:p>0.021781020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11]/[.$B$2]" office:value-type="float" office:value="0.487804878048781" calcext:value-type="float">
            <text:p>0.487804878</text:p>
          </table:table-cell>
          <table:table-cell table:formula="of:=([.C11]-[.$G$5])^2" office:value-type="float" office:value="0.00601930877447155" calcext:value-type="float">
            <text:p>0.0060193088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8" calcext:value-type="float">
            <text:p>2.8</text:p>
          </table:table-cell>
          <table:table-cell table:formula="of:=[.B12]/[.$B$2]" office:value-type="float" office:value="0.455284552845528" calcext:value-type="float">
            <text:p>0.4552845528</text:p>
          </table:table-cell>
          <table:table-cell table:formula="of:=([.C12]-[.$G$5])^2" office:value-type="float" office:value="0.00203075320947337" calcext:value-type="float">
            <text:p>0.0020307532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table:formula="of:=[.B13]/[.$B$2]" office:value-type="float" office:value="0.373983739837398" calcext:value-type="float">
            <text:p>0.3739837398</text:p>
          </table:table-cell>
          <table:table-cell table:formula="of:=([.C13]-[.$G$5])^2" office:value-type="float" office:value="0.00131311537107406" calcext:value-type="float">
            <text:p>0.0013131154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B14]/[.$B$2]" office:value-type="float" office:value="0.40650406504065" calcext:value-type="float">
            <text:p>0.406504065</text:p>
          </table:table-cell>
          <table:table-cell table:formula="of:=([.C14]-[.$G$5])^2" office:value-type="float" office:value="0.0000138131794458795" calcext:value-type="float">
            <text:p>1.38131794458795E-00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formula="of:=[.B15]/[.$B$2]" office:value-type="float" office:value="0.40650406504065" calcext:value-type="float">
            <text:p>0.406504065</text:p>
          </table:table-cell>
          <table:table-cell table:formula="of:=([.C15]-[.$G$5])^2" office:value-type="float" office:value="0.0000138131794458795" calcext:value-type="float">
            <text:p>1.38131794458795E-00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formula="of:=[.B16]/[.$B$2]" office:value-type="float" office:value="0.455284552845528" calcext:value-type="float">
            <text:p>0.4552845528</text:p>
          </table:table-cell>
          <table:table-cell table:formula="of:=([.C16]-[.$G$5])^2" office:value-type="float" office:value="0.00203075320947337" calcext:value-type="float">
            <text:p>0.0020307532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7" calcext:value-type="float">
            <text:p>2.7</text:p>
          </table:table-cell>
          <table:table-cell table:formula="of:=[.B17]/[.$B$2]" office:value-type="float" office:value="0.439024390243902" calcext:value-type="float">
            <text:p>0.4390243902</text:p>
          </table:table-cell>
          <table:table-cell table:formula="of:=([.C17]-[.$G$5])^2" office:value-type="float" office:value="0.000829654090468244" calcext:value-type="float">
            <text:p>0.0008296541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.3</text:p>
          </table:table-cell>
          <table:table-cell table:formula="of:=[.B18]/[.$B$2]" office:value-type="float" office:value="0.373983739837398" calcext:value-type="float">
            <text:p>0.3739837398</text:p>
          </table:table-cell>
          <table:table-cell table:formula="of:=([.C18]-[.$G$5])^2" office:value-type="float" office:value="0.00131311537107406" calcext:value-type="float">
            <text:p>0.0013131154</text:p>
          </table:table-cell>
          <table:table-cell table:number-columns-repeated="2"/>
          <table:table-cell office:value-type="string" calcext:value-type="string">
            <text:p>40t</text:p>
          </table:table-cell>
          <table:table-cell table:formula="of:=3*60+12.16" office:value-type="float" office:value="192.16" calcext:value-type="float">
            <text:p>192.16</text:p>
          </table:table-cell>
          <table:table-cell office:value-type="string" calcext:value-type="string">
            <text:p>d40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A</text:p>
          </table:table-cell>
          <table:table-cell table:formula="of:=[.M5]/2/[.H19]" office:value-type="float" office:value="1.87343880099917" calcext:value-type="float">
            <text:p>1.873438801</text:p>
          </table:table-cell>
          <table:table-cell office:value-type="string" calcext:value-type="string">
            <text:p>dA</text:p>
          </table:table-cell>
          <table:table-cell table:formula="of:=[.M18]*SQRT(      ([.M6]/[.M5])^2    +   ([.J19]/[.H19])^2   )" office:value-type="float" office:value="0.208162149871002" calcext:value-type="float">
            <text:p>0.20816214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.5</text:p>
          </table:table-cell>
          <table:table-cell table:formula="of:=[.B19]/[.$B$2]" office:value-type="float" office:value="0.40650406504065" calcext:value-type="float">
            <text:p>0.406504065</text:p>
          </table:table-cell>
          <table:table-cell table:formula="of:=([.C19]-[.$G$5])^2" office:value-type="float" office:value="0.0000138131794458795" calcext:value-type="float">
            <text:p>1.38131794458795E-005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formula="of:=[.H18]/40" office:value-type="float" office:value="4.804" calcext:value-type="float">
            <text:p>4.804</text:p>
          </table:table-cell>
          <table:table-cell office:value-type="string" calcext:value-type="string">
            <text:p>dt</text:p>
          </table:table-cell>
          <table:table-cell table:formula="of:=[.J18]/40" office:value-type="float" office:value="0.0025" calcext:value-type="float">
            <text:p>0.002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6" calcext:value-type="float">
            <text:p>2.6</text:p>
          </table:table-cell>
          <table:table-cell table:formula="of:=[.B20]/[.$B$2]" office:value-type="float" office:value="0.422764227642276" calcext:value-type="float">
            <text:p>0.4227642276</text:p>
          </table:table-cell>
          <table:table-cell table:formula="of:=([.C20]-[.$G$5])^2" office:value-type="float" office:value="0.000157340747125744" calcext:value-type="float">
            <text:p>0.0001573407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 table:formula="of:=[.B21]/[.$B$2]" office:value-type="float" office:value="0.422764227642276" calcext:value-type="float">
            <text:p>0.4227642276</text:p>
          </table:table-cell>
          <table:table-cell table:formula="of:=([.C21]-[.$G$5])^2" office:value-type="float" office:value="0.000157340747125744" calcext:value-type="float">
            <text:p>0.0001573407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formula="of:=25.9+273.15" office:value-type="float" office:value="299.05" calcext:value-type="float">
            <text:p>299.05</text:p>
          </table:table-cell>
          <table:table-cell office:value-type="string" calcext:value-type="string">
            <text:p>d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_A</text:p>
          </table:table-cell>
          <table:table-cell table:formula="of:=2*[.H23]/3/PI()   *[.H21]*[.H19]   /   [.J5]/[.M5]/[.H24] *1000*1000 *1000 *1000 *1000 *1000" office:value-type="float" office:value="7.89107894787252E+023" calcext:value-type="float">
            <text:p>789107894787252000000000</text:p>
          </table:table-cell>
          <table:table-cell office:value-type="string" calcext:value-type="string">
            <text:p>dN_A</text:p>
          </table:table-cell>
          <table:table-cell table:formula="of:=[.M21]*SQRT(     ([.J21]/[.H21])^2   +   ([.J19]/[.H19])^2     +     ([.J24]/[.H24])^2      +     ([.J10]/[.J5])^2      +     ([.M6]/[.M5])^2    )" office:value-type="float" office:value="1.24326132743717E+023" calcext:value-type="float">
            <text:p>1243261327437170000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table:formula="of:=[.B22]/[.$B$2]" office:value-type="float" office:value="0.292682926829268" calcext:value-type="float">
            <text:p>0.2926829268</text:p>
          </table:table-cell>
          <table:table-cell table:formula="of:=([.C22]-[.$G$5])^2" office:value-type="float" office:value="0.0138151219242406" calcext:value-type="float">
            <text:p>0.0138151219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8" calcext:value-type="float">
            <text:p>2.8</text:p>
          </table:table-cell>
          <table:table-cell table:formula="of:=[.B23]/[.$B$2]" office:value-type="float" office:value="0.455284552845528" calcext:value-type="float">
            <text:p>0.4552845528</text:p>
          </table:table-cell>
          <table:table-cell table:formula="of:=([.C23]-[.$G$5])^2" office:value-type="float" office:value="0.00203075320947337" calcext:value-type="float">
            <text:p>0.0020307532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8.314" calcext:value-type="float">
            <text:p>8.31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3" calcext:value-type="float">
            <text:p>2.3</text:p>
          </table:table-cell>
          <table:table-cell table:formula="of:=[.B24]/[.$B$2]" office:value-type="float" office:value="0.373983739837398" calcext:value-type="float">
            <text:p>0.3739837398</text:p>
          </table:table-cell>
          <table:table-cell table:formula="of:=([.C24]-[.$G$5])^2" office:value-type="float" office:value="0.00131311537107406" calcext:value-type="float">
            <text:p>0.0013131154</text:p>
          </table:table-cell>
          <table:table-cell table:number-columns-repeated="2"/>
          <table:table-cell office:value-type="string" calcext:value-type="string">
            <text:p>viskozita</text:p>
          </table:table-cell>
          <table:table-cell office:value-type="float" office:value="0.00087" calcext:value-type="float">
            <text:p>0.00087</text:p>
          </table:table-cell>
          <table:table-cell office:value-type="string" calcext:value-type="string">
            <text:p>dviskozita</text:p>
          </table:table-cell>
          <table:table-cell office:value-type="float" office:value="0.00003" calcext:value-type="float">
            <text:p>0.00003</text:p>
          </table:table-cell>
          <table:table-cell/>
          <table:table-cell office:value-type="string" calcext:value-type="string">
            <text:p>tabulka N_A</text:p>
          </table:table-cell>
          <table:table-cell table:formula="of:=6.022E+023" office:value-type="float" office:value="6.022E+023" calcext:value-type="float">
            <text:p>6022000000000000000000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 table:formula="of:=[.B25]/[.$B$2]" office:value-type="float" office:value="0.455284552845528" calcext:value-type="float">
            <text:p>0.4552845528</text:p>
          </table:table-cell>
          <table:table-cell table:formula="of:=([.C25]-[.$G$5])^2" office:value-type="float" office:value="0.00203075320947337" calcext:value-type="float">
            <text:p>0.0020307532</text:p>
          </table:table-cell>
          <table:table-cell table:number-columns-repeated="7"/>
          <table:table-cell office:value-type="string" calcext:value-type="string">
            <text:p>odchylka rel</text:p>
          </table:table-cell>
          <table:table-cell table:formula="of:=([.M21]-[.M24])/[.M24]" office:value-type="float" office:value="0.310375115887166" calcext:value-type="float">
            <text:p>0.31037511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.5</text:p>
          </table:table-cell>
          <table:table-cell table:formula="of:=[.B26]/[.$B$2]" office:value-type="float" office:value="0.40650406504065" calcext:value-type="float">
            <text:p>0.406504065</text:p>
          </table:table-cell>
          <table:table-cell table:formula="of:=([.C26]-[.$G$5])^2" office:value-type="float" office:value="0.0000138131794458795" calcext:value-type="float">
            <text:p>1.38131794458795E-00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.6</text:p>
          </table:table-cell>
          <table:table-cell table:formula="of:=[.B27]/[.$B$2]" office:value-type="float" office:value="0.422764227642276" calcext:value-type="float">
            <text:p>0.4227642276</text:p>
          </table:table-cell>
          <table:table-cell table:formula="of:=([.C27]-[.$G$5])^2" office:value-type="float" office:value="0.000157340747125744" calcext:value-type="float">
            <text:p>0.0001573407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.3</text:p>
          </table:table-cell>
          <table:table-cell table:formula="of:=[.B28]/[.$B$2]" office:value-type="float" office:value="0.373983739837398" calcext:value-type="float">
            <text:p>0.3739837398</text:p>
          </table:table-cell>
          <table:table-cell table:formula="of:=([.C28]-[.$G$5])^2" office:value-type="float" office:value="0.00131311537107406" calcext:value-type="float">
            <text:p>0.0013131154</text:p>
          </table:table-cell>
          <table:table-cell table:number-columns-repeated="2"/>
          <table:table-cell office:value-type="string" calcext:value-type="string">
            <text:p>T v celsia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table:formula="of:=[.B29]/[.$B$2]" office:value-type="float" office:value="0.373983739837398" calcext:value-type="float">
            <text:p>0.3739837398</text:p>
          </table:table-cell>
          <table:table-cell table:formula="of:=([.C29]-[.$G$5])^2" office:value-type="float" office:value="0.00131311537107406" calcext:value-type="float">
            <text:p>0.0013131154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.2</text:p>
          </table:table-cell>
          <table:table-cell table:formula="of:=[.B30]/[.$B$2]" office:value-type="float" office:value="0.357723577235772" calcext:value-type="float">
            <text:p>0.3577235772</text:p>
          </table:table-cell>
          <table:table-cell table:formula="of:=([.C30]-[.$G$5])^2" office:value-type="float" office:value="0.00275594513038209" calcext:value-type="float">
            <text:p>0.0027559451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1" calcext:value-type="float">
            <text:p>2.1</text:p>
          </table:table-cell>
          <table:table-cell table:formula="of:=[.B31]/[.$B$2]" office:value-type="float" office:value="0.341463414634146" calcext:value-type="float">
            <text:p>0.3414634146</text:p>
          </table:table-cell>
          <table:table-cell table:formula="of:=([.C31]-[.$G$5])^2" office:value-type="float" office:value="0.00472756066535277" calcext:value-type="float">
            <text:p>0.0047275607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9" calcext:value-type="float">
            <text:p>2.9</text:p>
          </table:table-cell>
          <table:table-cell table:formula="of:=[.B32]/[.$B$2]" office:value-type="float" office:value="0.471544715447154" calcext:value-type="float">
            <text:p>0.4715447154</text:p>
          </table:table-cell>
          <table:table-cell table:formula="of:=([.C32]-[.$G$5])^2" office:value-type="float" office:value="0.00376063810414114" calcext:value-type="float">
            <text:p>0.0037606381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8" calcext:value-type="float">
            <text:p>2.8</text:p>
          </table:table-cell>
          <table:table-cell table:formula="of:=[.B33]/[.$B$2]" office:value-type="float" office:value="0.455284552845528" calcext:value-type="float">
            <text:p>0.4552845528</text:p>
          </table:table-cell>
          <table:table-cell table:formula="of:=([.C33]-[.$G$5])^2" office:value-type="float" office:value="0.00203075320947337" calcext:value-type="float">
            <text:p>0.0020307532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6" calcext:value-type="float">
            <text:p>2.6</text:p>
          </table:table-cell>
          <table:table-cell table:formula="of:=[.B34]/[.$B$2]" office:value-type="float" office:value="0.422764227642276" calcext:value-type="float">
            <text:p>0.4227642276</text:p>
          </table:table-cell>
          <table:table-cell table:formula="of:=([.C34]-[.$G$5])^2" office:value-type="float" office:value="0.000157340747125744" calcext:value-type="float">
            <text:p>0.0001573407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.6</text:p>
          </table:table-cell>
          <table:table-cell table:formula="of:=[.B35]/[.$B$2]" office:value-type="float" office:value="0.422764227642276" calcext:value-type="float">
            <text:p>0.4227642276</text:p>
          </table:table-cell>
          <table:table-cell table:formula="of:=([.C35]-[.$G$5])^2" office:value-type="float" office:value="0.000157340747125744" calcext:value-type="float">
            <text:p>0.0001573407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6" calcext:value-type="float">
            <text:p>2.6</text:p>
          </table:table-cell>
          <table:table-cell table:formula="of:=[.B36]/[.$B$2]" office:value-type="float" office:value="0.422764227642276" calcext:value-type="float">
            <text:p>0.4227642276</text:p>
          </table:table-cell>
          <table:table-cell table:formula="of:=([.C36]-[.$G$5])^2" office:value-type="float" office:value="0.000157340747125744" calcext:value-type="float">
            <text:p>0.0001573407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4" calcext:value-type="float">
            <text:p>2.4</text:p>
          </table:table-cell>
          <table:table-cell table:formula="of:=[.B37]/[.$B$2]" office:value-type="float" office:value="0.390243902439024" calcext:value-type="float">
            <text:p>0.3902439024</text:p>
          </table:table-cell>
          <table:table-cell table:formula="of:=([.C37]-[.$G$5])^2" office:value-type="float" office:value="0.000399071387428651" calcext:value-type="float">
            <text:p>0.0003990714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1" calcext:value-type="float">
            <text:p>2.1</text:p>
          </table:table-cell>
          <table:table-cell table:formula="of:=[.B38]/[.$B$2]" office:value-type="float" office:value="0.341463414634146" calcext:value-type="float">
            <text:p>0.3414634146</text:p>
          </table:table-cell>
          <table:table-cell table:formula="of:=([.C38]-[.$G$5])^2" office:value-type="float" office:value="0.00472756066535277" calcext:value-type="float">
            <text:p>0.0047275607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6" calcext:value-type="float">
            <text:p>2.6</text:p>
          </table:table-cell>
          <table:table-cell table:formula="of:=[.B39]/[.$B$2]" office:value-type="float" office:value="0.422764227642276" calcext:value-type="float">
            <text:p>0.4227642276</text:p>
          </table:table-cell>
          <table:table-cell table:formula="of:=([.C39]-[.$G$5])^2" office:value-type="float" office:value="0.000157340747125744" calcext:value-type="float">
            <text:p>0.0001573407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[.B40]/[.$B$2]" office:value-type="float" office:value="0.422764227642276" calcext:value-type="float">
            <text:p>0.4227642276</text:p>
          </table:table-cell>
          <table:table-cell table:formula="of:=([.C40]-[.$G$5])^2" office:value-type="float" office:value="0.000157340747125744" calcext:value-type="float">
            <text:p>0.000157340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 style:data-style-name="N2" text:time-value="19:14:06.270702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04-17T19:15:30.211996200</dc:date>
    <dc:creator>Vladislav Wohlrath</dc:creator>
    <meta:editing-duration>PT1H21M53S</meta:editing-duration>
    <meta:editing-cycles>10</meta:editing-cycles>
    <meta:document-statistic meta:table-count="1" meta:cell-count="204" meta:object-count="0"/>
  </office:meta>
</office:document-meta>
</file>